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d5cb" officeooo:paragraph-rsid="0003d5cb" style:font-size-asian="13.1000003814697pt" style:font-size-complex="15pt"/>
    </style:style>
    <style:style style:name="P2" style:family="paragraph" style:parent-style-name="Standard">
      <style:text-properties fo:font-size="15pt" officeooo:rsid="0003d5cb" officeooo:paragraph-rsid="00105244" style:font-size-asian="13.1000003814697pt" style:font-size-complex="15pt"/>
    </style:style>
    <style:style style:name="P3" style:family="paragraph" style:parent-style-name="Standard">
      <style:text-properties fo:font-size="15pt" officeooo:rsid="0003d5cb" officeooo:paragraph-rsid="00110dbc" style:font-size-asian="13.1000003814697pt" style:font-size-complex="15pt"/>
    </style:style>
    <style:style style:name="P4" style:family="paragraph" style:parent-style-name="Standard">
      <style:text-properties fo:font-size="15pt" officeooo:rsid="0003d5cb" officeooo:paragraph-rsid="0013d4a9" style:font-size-asian="13.1000003814697pt" style:font-size-complex="15pt"/>
    </style:style>
    <style:style style:name="P5" style:family="paragraph" style:parent-style-name="Standard">
      <style:text-properties fo:font-size="15pt" officeooo:rsid="0003d5cb" officeooo:paragraph-rsid="0013f18c" style:font-size-asian="13.1000003814697pt" style:font-size-complex="15pt"/>
    </style:style>
    <style:style style:name="P6" style:family="paragraph" style:parent-style-name="Standard">
      <style:text-properties fo:font-size="15pt" officeooo:rsid="0004d4bf" officeooo:paragraph-rsid="0004d4bf" style:font-size-asian="13.1000003814697pt" style:font-size-complex="15pt"/>
    </style:style>
    <style:style style:name="P7" style:family="paragraph" style:parent-style-name="Standard">
      <style:text-properties fo:font-size="15pt" officeooo:rsid="000e3df4" officeooo:paragraph-rsid="000e3df4" style:font-size-asian="13.1000003814697pt" style:font-size-complex="15pt"/>
    </style:style>
    <style:style style:name="P8" style:family="paragraph" style:parent-style-name="Standard">
      <style:text-properties fo:font-size="15pt" officeooo:rsid="000f064e" officeooo:paragraph-rsid="000f064e" style:font-size-asian="13.1000003814697pt" style:font-size-complex="15pt"/>
    </style:style>
    <style:style style:name="P9" style:family="paragraph" style:parent-style-name="Standard">
      <style:text-properties fo:font-size="15pt" officeooo:rsid="000f064e" officeooo:paragraph-rsid="00105244" style:font-size-asian="13.1000003814697pt" style:font-size-complex="15pt"/>
    </style:style>
    <style:style style:name="P10" style:family="paragraph" style:parent-style-name="Standard">
      <style:text-properties fo:font-size="15pt" officeooo:rsid="000f064e" officeooo:paragraph-rsid="00110dbc" style:font-size-asian="13.1000003814697pt" style:font-size-complex="15pt"/>
    </style:style>
    <style:style style:name="P11" style:family="paragraph" style:parent-style-name="Standard">
      <style:text-properties fo:font-size="15pt" officeooo:rsid="00105244" officeooo:paragraph-rsid="00105244" style:font-size-asian="13.1000003814697pt" style:font-size-complex="15pt"/>
    </style:style>
    <style:style style:name="P12" style:family="paragraph" style:parent-style-name="Standard">
      <style:text-properties fo:font-size="15pt" officeooo:rsid="00105244" officeooo:paragraph-rsid="00110dbc" style:font-size-asian="13.1000003814697pt" style:font-size-complex="15pt"/>
    </style:style>
    <style:style style:name="P13" style:family="paragraph" style:parent-style-name="Standard">
      <style:text-properties fo:font-size="15pt" officeooo:rsid="00110dbc" officeooo:paragraph-rsid="00110dbc" style:font-size-asian="13.1000003814697pt" style:font-size-complex="15pt"/>
    </style:style>
    <style:style style:name="P14" style:family="paragraph" style:parent-style-name="Standard">
      <style:text-properties fo:font-size="15pt" officeooo:rsid="0013328f" officeooo:paragraph-rsid="0013328f" style:font-size-asian="13.1000003814697pt" style:font-size-complex="15pt"/>
    </style:style>
    <style:style style:name="P15" style:family="paragraph" style:parent-style-name="Standard">
      <style:text-properties fo:font-size="15pt" officeooo:rsid="0013328f" officeooo:paragraph-rsid="0013d4a9" style:font-size-asian="13.1000003814697pt" style:font-size-complex="15pt"/>
    </style:style>
    <style:style style:name="P16" style:family="paragraph" style:parent-style-name="Standard">
      <style:text-properties fo:font-size="15pt" officeooo:rsid="0013d4a9" officeooo:paragraph-rsid="0013d4a9" style:font-size-asian="13.1000003814697pt" style:font-size-complex="15pt"/>
    </style:style>
    <style:style style:name="P17" style:family="paragraph" style:parent-style-name="Standard">
      <style:text-properties fo:font-size="15pt" officeooo:rsid="0013d4a9" officeooo:paragraph-rsid="0013f18c" style:font-size-asian="13.1000003814697pt" style:font-size-complex="15pt"/>
    </style:style>
    <style:style style:name="P18" style:family="paragraph" style:parent-style-name="Standard">
      <style:text-properties fo:font-size="15pt" officeooo:rsid="0013dbdb" officeooo:paragraph-rsid="0013dbdb" style:font-size-asian="13.1000003814697pt" style:font-size-complex="15pt"/>
    </style:style>
    <style:style style:name="P19" style:family="paragraph" style:parent-style-name="Standard">
      <style:text-properties fo:font-size="15pt" officeooo:rsid="001489ee" officeooo:paragraph-rsid="001489ee" style:font-size-asian="13.1000003814697pt" style:font-size-complex="15pt"/>
    </style:style>
    <style:style style:name="P20" style:family="paragraph" style:parent-style-name="Standard">
      <style:text-properties fo:font-size="15pt" officeooo:rsid="0015209b" officeooo:paragraph-rsid="0015209b" style:font-size-asian="13.1000003814697pt" style:font-size-complex="15pt"/>
    </style:style>
    <style:style style:name="P21" style:family="paragraph" style:parent-style-name="Standard">
      <style:text-properties fo:font-size="15pt" officeooo:rsid="00157374" officeooo:paragraph-rsid="00157374" style:font-size-asian="13.1000003814697pt" style:font-size-complex="15pt"/>
    </style:style>
    <style:style style:name="P22" style:family="paragraph" style:parent-style-name="Standard">
      <style:text-properties style:font-name="Liberation Serif" fo:font-size="15pt" officeooo:rsid="00157374" officeooo:paragraph-rsid="00157374" style:font-size-asian="13.1000003814697pt" style:font-size-complex="15pt"/>
    </style:style>
    <style:style style:name="P23" style:family="paragraph" style:parent-style-name="Standard">
      <style:text-properties style:font-name="Liberation Serif" fo:font-size="15pt" officeooo:rsid="001606a9" officeooo:paragraph-rsid="001606a9" style:font-size-asian="13.1000003814697pt" style:font-size-complex="15pt"/>
    </style:style>
    <style:style style:name="P24" style:family="paragraph" style:parent-style-name="Standard">
      <style:text-properties style:font-name="Liberation Serif" fo:font-size="15pt" officeooo:rsid="0016cf79" officeooo:paragraph-rsid="0016cf79" style:font-size-asian="13.1000003814697pt" style:font-size-complex="15pt"/>
    </style:style>
    <style:style style:name="P25" style:family="paragraph" style:parent-style-name="Standard">
      <style:text-properties style:font-name="Liberation Serif" fo:font-size="15pt" officeooo:rsid="00189805" officeooo:paragraph-rsid="00189805" style:font-size-asian="13.1000003814697pt" style:font-size-complex="15pt"/>
    </style:style>
    <style:style style:name="P26" style:family="paragraph" style:parent-style-name="Standard">
      <style:text-properties style:font-name="Liberation Serif" fo:font-size="15pt" officeooo:rsid="0019f548" officeooo:paragraph-rsid="0019f548" style:font-size-asian="13.1000003814697pt" style:font-size-complex="15pt"/>
    </style:style>
    <style:style style:name="P27" style:family="paragraph" style:parent-style-name="Standard">
      <style:text-properties fo:font-size="15pt" style:text-underline-style="none" officeooo:rsid="00110dbc" officeooo:paragraph-rsid="00110dbc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3df4"/>
    </style:style>
    <style:style style:name="T3" style:family="text">
      <style:text-properties style:text-underline-style="solid" style:text-underline-width="auto" style:text-underline-color="font-color" officeooo:rsid="00105244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8980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5244"/>
    </style:style>
    <style:style style:name="T8" style:family="text">
      <style:text-properties style:text-underline-style="none" officeooo:rsid="00189805"/>
    </style:style>
    <style:style style:name="T9" style:family="text">
      <style:text-properties officeooo:rsid="000e3df4"/>
    </style:style>
    <style:style style:name="T10" style:family="text">
      <style:text-properties officeooo:rsid="000f064e"/>
    </style:style>
    <style:style style:name="T11" style:family="text">
      <style:text-properties officeooo:rsid="00110db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1e918"/>
    </style:style>
    <style:style style:name="T14" style:family="text">
      <style:text-properties officeooo:rsid="0013d4a9"/>
    </style:style>
    <style:style style:name="T15" style:family="text">
      <style:text-properties officeooo:rsid="00157374"/>
    </style:style>
    <style:style style:name="T16" style:family="text">
      <style:text-properties officeooo:rsid="0003d5cb"/>
    </style:style>
    <style:style style:name="T17" style:family="text">
      <style:text-properties officeooo:rsid="00189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<text:span text:style-name="T12">PROYECTO_INTERNACIONAL </text:span>(<text:span text:style-name="T1">Cod_Proyectos,</text:span> descripción, Nombre_Pais, Localidad, Nombre_Aseguradora) <text:span text:style-name="T10">siendo</text:span></text:p>
      <text:p text:style-name="P7"/>
      <text:p text:style-name="P8">Cod_Proyectos es cadena no nulo,</text:p>
      <text:p text:style-name="P8">descripción es cadena no nulo,</text:p>
      <text:p text:style-name="P8">Nombre_Pais es cadena no nulo,</text:p>
      <text:p text:style-name="P8">Localidad es cadena no nulo,</text:p>
      <text:p text:style-name="P8">Nombre_Aseguradora es cadena no nulo,</text:p>
      <text:p text:style-name="P8"/>
      <text:p text:style-name="P8">PK (Cod_Proyectos),</text:p>
      <text:p text:style-name="P8"/>
      <text:p text:style-name="P8"/>
      <text:p text:style-name="P8"><text:span text:style-name="T12">PROYECTO LOCAL</text:span> (<text:span text:style-name="T2">Cod_Proyectos,</text:span><text:span text:style-name="T9"> descripción, </text:span>Num_Empleados) siendo</text:p>
      <text:p text:style-name="P8"/>
      <text:p text:style-name="P9">Cod_Proyectos es cadena no nulo,</text:p>
      <text:p text:style-name="P9">descripción es cadena no nulo,</text:p>
      <text:p text:style-name="P11">Num_Empleados es entero no nulo;</text:p>
      <text:p text:style-name="P11"/>
      <text:p text:style-name="P11">PK (Cod_Proyectos),</text:p>
      <text:p text:style-name="P11"/>
      <text:p text:style-name="P11"/>
      <text:p text:style-name="P11"><text:span text:style-name="T12">PERTENECE</text:span> (<text:span text:style-name="T1">Cod_Proyectos, NIF</text:span>) siendo</text:p>
      <text:p text:style-name="P9">Cod_Proyectos es cadena no nulo,</text:p>
      <text:p text:style-name="P2">NIF <text:span text:style-name="T11">es </text:span>cadena no nulo,</text:p>
      <text:p text:style-name="P2"/>
      <text:p text:style-name="P11">PK (Cod_Proyectos, NIF),</text:p>
      <text:p text:style-name="P12">FK (Cod_Proyectos/<text:span text:style-name="T11">PROYECTO(</text:span>Cod_Proyectos<text:span text:style-name="T11">)</text:span>),</text:p>
      <text:p text:style-name="P13">FK (NIF/EMPLEADO(NIF)),</text:p>
      <text:p text:style-name="P11"/>
      <text:p text:style-name="P11"/>
      <text:p text:style-name="P13"><text:span text:style-name="T12">TRABAJA</text:span> (<text:span text:style-name="T3">Cod_Proyectos, NIF</text:span><text:span text:style-name="T7">, </text:span><text:span text:style-name="T6">Funciones_Coordinación, Fecha_Incorporación</text:span>) siendo</text:p>
      <text:p text:style-name="P13"/>
      <text:p text:style-name="P10">Cod_Proyectos es cadena no nulo,</text:p>
      <text:p text:style-name="P3">NIF <text:span text:style-name="T11">es </text:span>cadena no nulo,</text:p>
      <text:p text:style-name="P27">Funciones_Coordinación es cadena no nulo,</text:p>
      <text:p text:style-name="P27">Fecha_Incorporación es cadena no nulo,</text:p>
      <text:p text:style-name="P27"/>
      <text:p text:style-name="P13"><text:span text:style-name="T6">PK (</text:span><text:span text:style-name="T3">Cod_Proyectos, NIF</text:span><text:span text:style-name="T6">)</text:span></text:p>
      <text:p text:style-name="P12">FK (Cod_Proyectos/<text:span text:style-name="T11">PROYECTO(</text:span>Cod_Proyectos<text:span text:style-name="T11">)</text:span>),</text:p>
      <text:p text:style-name="P13"><text:soft-page-break/>FK (NIF/EMPLEADO(NIF)),</text:p>
      <text:p text:style-name="P13"/>
      <text:p text:style-name="P13"/>
      <text:p text:style-name="P1"><text:span text:style-name="T12">EMPLEADO</text:span> (<text:span text:style-name="T1">NIF</text:span>, nombre, apellido, titulación, teléfono, nacimiento, Cod_Departamento) siendo</text:p>
      <text:p text:style-name="P1"/>
      <text:p text:style-name="P1">NIF <text:span text:style-name="T11">es </text:span>cadena no nulo,</text:p>
      <text:p text:style-name="P1">nombre <text:span text:style-name="T11">es </text:span>cadena no nulo,</text:p>
      <text:p text:style-name="P1">apellido <text:span text:style-name="T11">es </text:span>cadena no nulo,</text:p>
      <text:p text:style-name="P1">titulación <text:span text:style-name="T11">es </text:span>cadena no nulo,</text:p>
      <text:p text:style-name="P1">teléfono <text:span text:style-name="T11">es </text:span>entero no nulo,</text:p>
      <text:p text:style-name="P1">nacimiento <text:span text:style-name="T11">es </text:span>cadena no nulo,</text:p>
      <text:p text:style-name="P1">Cod_Departamento <text:span text:style-name="T11">es </text:span>entero no nulo,</text:p>
      <text:p text:style-name="P1"/>
      <text:p text:style-name="P1">PK (NIF),</text:p>
      <text:p text:style-name="P1">FK (Cod_Departamento/DEPARTAMENTO(Cod_Departamento)),</text:p>
      <text:p text:style-name="P1"/>
      <text:p text:style-name="P1"/>
      <text:p text:style-name="P14"><text:span text:style-name="T12">EMPLEADO ESPAÑOL </text:span>(<text:span text:style-name="T4">NIF</text:span>, NumCuentaBancaria) <text:span text:style-name="T14">siendo</text:span></text:p>
      <text:p text:style-name="P14"/>
      <text:p text:style-name="P16">NIF es cadena no nulo,</text:p>
      <text:p text:style-name="P15">NumCuentaBancaria <text:span text:style-name="T14">es entero no nulo,</text:span></text:p>
      <text:p text:style-name="P15"/>
      <text:p text:style-name="P4">PK (NIF),</text:p>
      <text:p text:style-name="P16">FK (NIF/EMPLEADO(NIF)),</text:p>
      <text:p text:style-name="P16"/>
      <text:p text:style-name="P16"/>
      <text:p text:style-name="P18"><text:span text:style-name="T12">EMPLEADO NO ESPAÑOL </text:span>(<text:span text:style-name="T1">NIF</text:span>, Nacionalidad, Nombre_Pais) siendo</text:p>
      <text:p text:style-name="P18"/>
      <text:p text:style-name="P18">NIF es cadena no nulo,</text:p>
      <text:p text:style-name="P18">Nacionalidad es cadena no nulo,</text:p>
      <text:p text:style-name="P18">Nombre_Pais es cadena no nulo,</text:p>
      <text:p text:style-name="P18"/>
      <text:p text:style-name="P5">PK (NIF),</text:p>
      <text:p text:style-name="P17">FK (NIF/EMPLEADO(NIF)),</text:p>
      <text:p text:style-name="P1"/>
      <text:p text:style-name="P1"/>
      <text:p text:style-name="P6"><text:span text:style-name="T12">DEPARTAMENTO </text:span>(<text:span text:style-name="T1">Cod_Departamento</text:span>, nombre) siendo</text:p>
      <text:p text:style-name="P6"/>
      <text:p text:style-name="P6">Cod_Departamento <text:span text:style-name="T13">es </text:span>entero no nulo,</text:p>
      <text:p text:style-name="P6">nombre <text:span text:style-name="T13">es </text:span>cadena no nulo,</text:p>
      <text:p text:style-name="P6"/>
      <text:p text:style-name="P6"><text:soft-page-break/>PK (Cod_Departamento),</text:p>
      <text:p text:style-name="P6"/>
      <text:p text:style-name="P6"/>
      <text:p text:style-name="P19"><text:span text:style-name="T12">SECCIÓN </text:span>(<text:span text:style-name="T1">Cod_sección</text:span>, nombre, Área_trabajo, <text:span text:style-name="T15">Cod_Departamento</text:span>) siendo</text:p>
      <text:p text:style-name="P19"/>
      <text:p text:style-name="P19">Cod_sección es entero no nulo,</text:p>
      <text:p text:style-name="P19">nombre es cadena no nulo,</text:p>
      <text:p text:style-name="P19">Área_trabajo es cadena no nulo,</text:p>
      <text:p text:style-name="P21">Cod_Departamento es entero no nulo,</text:p>
      <text:p text:style-name="P19"/>
      <text:p text:style-name="P20">PK (Cod_sección),</text:p>
      <text:p text:style-name="P22">FK (<text:span text:style-name="T16">Cod_Departamento/DEPARTAMENTO(Cod_Departamento)</text:span>),</text:p>
      <text:p text:style-name="P22"/>
      <text:p text:style-name="P22"/>
      <text:p text:style-name="P23"><text:span text:style-name="T12">HIJO</text:span> (<text:span text:style-name="T1">Nombre_Hijo, NIF</text:span>, Fecha_Nacimiento) siendo</text:p>
      <text:p text:style-name="P23"/>
      <text:p text:style-name="P23">Nombre_hijo es cadena no nulo,</text:p>
      <text:p text:style-name="P23">NIF es cadena no nulo,</text:p>
      <text:p text:style-name="P23">Fecha_Nacimiento es cadena no nulo,</text:p>
      <text:p text:style-name="P23"/>
      <text:p text:style-name="P23">PK (Nombre_hijo, NIF),</text:p>
      <text:p text:style-name="P23">FK (NIF/EMPLEADO(NIF)),</text:p>
      <text:p text:style-name="P23"/>
      <text:p text:style-name="P23"/>
      <text:p text:style-name="P24"><text:span text:style-name="T12">AYUDA</text:span> (<text:span text:style-name="T1">Cod_ayudas</text:span>, Descripción, Cuantiá) siendo</text:p>
      <text:p text:style-name="P24"/>
      <text:p text:style-name="P24">Cod_ayudas es entero no nulo,</text:p>
      <text:p text:style-name="P24">Descripción es cadena no nulo,</text:p>
      <text:p text:style-name="P24">Cuantiá es entero no nulo,</text:p>
      <text:p text:style-name="P24"/>
      <text:p text:style-name="P24">PK (Cod_ayudas),</text:p>
      <text:p text:style-name="P24"/>
      <text:p text:style-name="P24"/>
      <text:p text:style-name="P24"><text:span text:style-name="T12">OBTIENE</text:span> (<text:span text:style-name="T5">Nombre_hijo, NIF, Cod_ayudas</text:span><text:span text:style-name="T17">, Año_Ayuda</text:span>) <text:span text:style-name="T17">siendo</text:span></text:p>
      <text:p text:style-name="P24"/>
      <text:p text:style-name="P25">Nombre_hijo es cadena no nulo,</text:p>
      <text:p text:style-name="P25">NIF es cadena no nulo,</text:p>
      <text:p text:style-name="P25">Cod_ayudas es entero no nulo,</text:p>
      <text:p text:style-name="P25">Año_Ayuda es entero no nulo,</text:p>
      <text:p text:style-name="P25"/>
      <text:p text:style-name="P26">PK (<text:span text:style-name="T8">Nombre_hijo, NIF, Cod_ayudas</text:span>),</text:p>
      <text:p text:style-name="P26">FK (Nombre_hijo/HIJO(Nombre_hijo)),</text:p>
      <text:p text:style-name="P26"><text:soft-page-break/>FK (NIF/HIJO(NIF)),</text:p>
      <text:p text:style-name="P26">FK (Cod_ayudas/AYUDA(Cod_ayudas)),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9:52:48.232123042</meta:creation-date>
    <meta:generator>LibreOffice/6.4.7.2$Linux_X86_64 LibreOffice_project/40$Build-2</meta:generator>
    <dc:date>2021-11-14T18:30:31.371752310</dc:date>
    <meta:editing-duration>PT1H16M12S</meta:editing-duration>
    <meta:editing-cycles>21</meta:editing-cycles>
    <meta:document-statistic meta:table-count="0" meta:image-count="0" meta:object-count="0" meta:page-count="4" meta:paragraph-count="78" meta:word-count="333" meta:character-count="2600" meta:non-whitespace-character-count="2345"/>
  </office:meta>
</office:document-meta>
</file>